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string">
            <text:p>architecture</text:p>
          </table:table-cell>
          <table:table-cell office:value-type="string">
            <text:p>#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table:number-columns-repeated="2"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</table:table-row>
        <table:table-row table:style-name="ro2">
          <table:table-cell office:value-type="string">
            <text:p>tutorial</text:p>
          </table:table-cell>
          <table:table-cell office:value-type="float" office:value="1">
            <text:p>1</text:p>
          </table:table-cell>
          <table:table-cell office:value-type="string">
            <text:p>conv</text:p>
          </table:table-cell>
          <table:table-cell/>
          <table:table-cell office:value-type="string">
            <text:p>conv</text:p>
          </table:table-cell>
          <table:table-cell/>
          <table:table-cell office:value-type="string">
            <text:p>flatten</text:p>
          </table:table-cell>
          <table:table-cell office:value-type="string">
            <text:p>dense</text:p>
          </table:table-cell>
          <table:table-cell/>
          <table:table-cell office:value-type="string">
            <text:p>max pooling</text:p>
          </table:table-cell>
          <table:table-cell/>
          <table:table-cell office:value-type="string">
            <text:p>dropo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ilters</text:p>
          </table:table-cell>
          <table:table-cell office:value-type="float" office:value="32">
            <text:p>32</text:p>
          </table:table-cell>
          <table:table-cell office:value-type="string">
            <text:p>filters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units</text:p>
          </table:table-cell>
          <table:table-cell office:value-type="float" office:value="128">
            <text:p>128</text:p>
          </table:table-cell>
          <table:table-cell office:value-type="string">
            <text:p>pool size</text:p>
          </table:table-cell>
          <table:table-cell office:value-type="string">
            <text:p>2,2</text:p>
          </table:table-cell>
          <table:table-cell office:value-type="string">
            <text:p>rate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ernel size</text:p>
          </table:table-cell>
          <table:table-cell office:value-type="string">
            <text:p>3,3</text:p>
          </table:table-cell>
          <table:table-cell office:value-type="string">
            <text:p>kernel size</text:p>
          </table:table-cell>
          <table:table-cell office:value-type="string">
            <text:p>3,3</text:p>
          </table:table-cell>
          <table:table-cell/>
          <table:table-cell office:value-type="string">
            <text:p>activation</text:p>
          </table:table-cell>
          <table:table-cell office:value-type="string">
            <text:p>rel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ctivation</text:p>
          </table:table-cell>
          <table:table-cell office:value-type="string">
            <text:p>relu</text:p>
          </table:table-cell>
          <table:table-cell office:value-type="string">
            <text:p>activation</text:p>
          </table:table-cell>
          <table:table-cell office:value-type="string">
            <text:p>relu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rchitecture</text:p>
          </table:table-cell>
          <table:table-cell office:value-type="string">
            <text:p>#image</text:p>
          </table:table-cell>
          <table:table-cell office:value-type="string">
            <text:p>window width</text:p>
          </table:table-cell>
          <table:table-cell office:value-type="string">
            <text:p>train ratio</text:p>
          </table:table-cell>
          <table:table-cell office:value-type="string">
            <text:p>batch size</text:p>
          </table:table-cell>
          <table:table-cell office:value-type="string">
            <text:p>loss function</text:p>
          </table:table-cell>
          <table:table-cell office:value-type="string">
            <text:p>epochs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-score</text:p>
          </table:table-cell>
          <table:table-cell office:value-type="string">
            <text:p>time/epoch (s)</text:p>
          </table:table-cell>
          <table:table-cell office:value-type="string">
            <text:p>RAM used (Mo)</text:p>
          </table:table-cell>
        </table:table-row>
        <table:table-row table:style-name="ro2">
          <table:table-cell/>
          <table:table-cell office:value-type="string">
            <text:p>tutorial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0.36">
            <text:p>0.3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0.4">
            <text:p>0.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210">
            <text:p>210</text:p>
          </table:table-cell>
          <table:table-cell office:value-type="float" office:value="7300">
            <text:p>7300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278">
            <text:p>278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3">
            <text:p>0.73</text:p>
          </table:table-cell>
          <table:table-cell office:value-type="float" office:value="0.59">
            <text:p>0.59</text:p>
          </table:table-cell>
          <table:table-cell office:value-type="float" office:value="0.65">
            <text:p>0.65</text:p>
          </table:table-cell>
          <table:table-cell office:value-type="float" office:value="218">
            <text:p>218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string">
            <text:p>MSE</text:p>
          </table:table-cell>
          <table:table-cell office:value-type="float" office:value="10">
            <text:p>10</text:p>
          </table:table-cell>
          <table:table-cell office:value-type="float" office:value="0.86">
            <text:p>0.86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28">
            <text:p>28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string">
            <text:p>MAE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40">
            <text:p>40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/>
          <table:table-cell office:value-type="string">
            <text:p>paper_incomplete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7">
            <text:p>0.77</text:p>
          </table:table-cell>
          <table:table-cell office:value-type="float" office:value="0.57">
            <text:p>0.57</text:p>
          </table:table-cell>
          <table:table-cell office:value-type="float" office:value="0.65">
            <text:p>0.65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office:value-type="string">
            <text:p>paper_incomplete2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table:number-columns-repeated="3" office:value-type="float" office:value="0.7">
            <text:p>0.7</text:p>
          </table:table-cell>
          <table:table-cell office:value-type="float" office:value="46">
            <text:p>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string">
            <text:p>cat_cross</text:p>
          </table:table-cell>
          <table:table-cell office:value-type="float" office:value="10">
            <text:p>10</text:p>
          </table:table-cell>
          <table:table-cell office:value-type="float" office:value="0.77">
            <text:p>0.77</text:p>
          </table:table-cell>
          <table:table-cell office:value-type="float" office:value="0.56">
            <text:p>0.56</text:p>
          </table:table-cell>
          <table:table-cell office:value-type="float" office:value="0.64">
            <text:p>0.64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string">
            <text:p>cat_cross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46">
            <text:p>46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.11.2017</text:date>, <text:time>17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Zenon Nigolian</meta:initial-creator>
    <meta:creation-date>2017-11-27T20:10:49.59</meta:creation-date>
    <meta:generator>OpenOffice/4.1.3$Win32 OpenOffice.org_project/413m1$Build-9783</meta:generator>
    <dc:date>2017-11-29T17:25:40.88</dc:date>
    <dc:creator>Valentin Zenon Nigolian</dc:creator>
    <meta:editing-duration>PT7H17M45S</meta:editing-duration>
    <meta:editing-cycles>5</meta:editing-cycles>
    <meta:document-statistic meta:table-count="3" meta:cell-count="213" meta:object-count="0"/>
  </office:meta>
</office:document-meta>
</file>